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D800000152B7CEBCDA.png"/>
  <manifest:file-entry manifest:media-type="image/png" manifest:full-path="Pictures/10000201000002D800000152ACC26161.png"/>
  <manifest:file-entry manifest:media-type="image/png" manifest:full-path="Pictures/10000201000002D800000152964CA75B.png"/>
  <manifest:file-entry manifest:media-type="image/png" manifest:full-path="Pictures/10000201000002D800000152DBD0A50E.png"/>
  <manifest:file-entry manifest:media-type="image/png" manifest:full-path="Pictures/10000201000002D8000001523F6009EF.png"/>
  <manifest:file-entry manifest:media-type="image/png" manifest:full-path="Pictures/10000201000002D800000152D56B5622.png"/>
  <manifest:file-entry manifest:media-type="image/png" manifest:full-path="Pictures/10000201000002D80000015218C33FD4.png"/>
  <manifest:file-entry manifest:media-type="image/png" manifest:full-path="Pictures/10000201000002D800000152D7FC8943.png"/>
  <manifest:file-entry manifest:media-type="image/png" manifest:full-path="Pictures/10000201000002D800000152745DB019.png"/>
  <manifest:file-entry manifest:media-type="image/png" manifest:full-path="Pictures/10000201000002D80000015234E39C36.png"/>
  <manifest:file-entry manifest:media-type="image/png" manifest:full-path="Pictures/10000201000002D800000152C2A29453.png"/>
  <manifest:file-entry manifest:media-type="image/png" manifest:full-path="Pictures/10000201000002D800000152789BCBE2.png"/>
  <manifest:file-entry manifest:media-type="image/png" manifest:full-path="Pictures/10000201000002D800000152AF15AFC7.png"/>
  <manifest:file-entry manifest:media-type="image/png" manifest:full-path="Pictures/10000201000002D80000015245CDC18B.png"/>
  <manifest:file-entry manifest:media-type="image/png" manifest:full-path="Pictures/10000201000002D80000015256F98A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áficos3" text:anchor-type="paragraph" svg:x="0cm" svg:y="15.78cm" svg:width="17cm" svg:height="7.892cm" draw:z-index="1"><draw:image xlink:href="Pictures/10000201000002D80000015234E39C36.png" xlink:type="simple" xlink:show="embed" xlink:actuate="onLoad"/></draw:frame><draw:frame draw:style-name="fr2" draw:name="gráficos2" text:anchor-type="paragraph" svg:x="0cm" svg:y="7.89cm" svg:width="17cm" svg:height="7.892cm" draw:z-index="0"><draw:image xlink:href="Pictures/10000201000002D800000152745DB019.png" xlink:type="simple" xlink:show="embed" xlink:actuate="onLoad"/></draw:frame><draw:frame draw:style-name="fr1" draw:name="gráficos1" text:anchor-type="paragraph" svg:width="17cm" svg:height="7.892cm" draw:z-index="3"><draw:image xlink:href="Pictures/10000201000002D800000152D7FC894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gráficos4" text:anchor-type="paragraph" svg:width="17cm" svg:height="7.892cm" draw:z-index="4"><draw:image xlink:href="Pictures/10000201000002D8000001523F6009EF.png" xlink:type="simple" xlink:show="embed" xlink:actuate="onLoad"/></draw:frame><draw:frame draw:style-name="fr2" draw:name="gráficos5" text:anchor-type="paragraph" svg:x="0cm" svg:y="7.89cm" svg:width="17cm" svg:height="7.892cm" draw:z-index="5"><draw:image xlink:href="Pictures/10000201000002D800000152DBD0A50E.png" xlink:type="simple" xlink:show="embed" xlink:actuate="onLoad"/></draw:frame><draw:frame draw:style-name="fr2" draw:name="gráficos6" text:anchor-type="paragraph" svg:x="0cm" svg:y="15.78cm" svg:width="17cm" svg:height="7.892cm" draw:z-index="6"><draw:image xlink:href="Pictures/10000201000002D800000152964CA75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4" draw:name="gráficos8" text:anchor-type="paragraph" svg:width="17cm" svg:height="7.892cm" draw:z-index="7"><draw:image xlink:href="Pictures/10000201000002D800000152ACC26161.png" xlink:type="simple" xlink:show="embed" xlink:actuate="onLoad"/></draw:frame><draw:frame draw:style-name="fr2" draw:name="gráficos9" text:anchor-type="paragraph" svg:x="-0.159cm" svg:y="7.89cm" svg:width="17cm" svg:height="7.892cm" draw:z-index="8"><draw:image xlink:href="Pictures/10000201000002D800000152C2A29453.png" xlink:type="simple" xlink:show="embed" xlink:actuate="onLoad"/></draw:frame><draw:frame draw:style-name="fr2" draw:name="gráficos10" text:anchor-type="paragraph" svg:x="-0.318cm" svg:y="15.78cm" svg:width="17cm" svg:height="7.892cm" draw:z-index="9"><draw:image xlink:href="Pictures/10000201000002D80000015256F98A7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gráficos11" text:anchor-type="paragraph" svg:width="17cm" svg:height="7.892cm" draw:z-index="10"><draw:image xlink:href="Pictures/10000201000002D80000015218C33FD4.png" xlink:type="simple" xlink:show="embed" xlink:actuate="onLoad"/></draw:frame><draw:frame draw:style-name="fr2" draw:name="gráficos12" text:anchor-type="paragraph" svg:x="0cm" svg:y="7.89cm" svg:width="17cm" svg:height="7.892cm" draw:z-index="11"><draw:image xlink:href="Pictures/10000201000002D800000152B7CEBCDA.png" xlink:type="simple" xlink:show="embed" xlink:actuate="onLoad"/></draw:frame><draw:frame draw:style-name="fr2" draw:name="gráficos13" text:anchor-type="paragraph" svg:x="0cm" svg:y="15.78cm" svg:width="17cm" svg:height="7.892cm" draw:z-index="12"><draw:image xlink:href="Pictures/10000201000002D80000015245CDC18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4" draw:name="gráficos14" text:anchor-type="paragraph" svg:width="17cm" svg:height="7.892cm" draw:z-index="13"><draw:image xlink:href="Pictures/10000201000002D800000152AF15AFC7.png" xlink:type="simple" xlink:show="embed" xlink:actuate="onLoad"/></draw:frame><draw:frame draw:style-name="fr2" draw:name="gráficos15" text:anchor-type="paragraph" svg:x="0cm" svg:y="7.89cm" svg:width="17cm" svg:height="7.892cm" draw:z-index="14"><draw:image xlink:href="Pictures/10000201000002D800000152D56B5622.png" xlink:type="simple" xlink:show="embed" xlink:actuate="onLoad"/></draw:frame><draw:frame draw:style-name="fr2" draw:name="gráficos16" text:anchor-type="paragraph" svg:x="0cm" svg:y="15.78cm" svg:width="17cm" svg:height="7.892cm" draw:z-index="15"><draw:image xlink:href="Pictures/10000201000002D800000152789BCBE2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7" text:anchor-type="paragraph" svg:width="17cm" svg:height="7.892cm" draw:z-index="2"><draw:image xlink:href="Pictures/10000201000002D800000152789BCBE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9T15:10:54.06</meta:creation-date>
    <meta:document-statistic meta:table-count="0" meta:image-count="16" meta:object-count="0" meta:page-count="8" meta:paragraph-count="0" meta:word-count="0" meta:character-count="0"/>
    <dc:date>2020-10-19T15:26:59.37</dc:date>
    <meta:editing-duration>PT53S</meta:editing-duration>
    <meta:editing-cycles>1</meta:editing-cycles>
    <meta:generator>OpenOffice/4.1.7$Win32 OpenOffice.org_project/417m1$Build-9800</meta:generator>
  </office:meta>
</office:document-meta>
</file>